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451" officeooo:paragraph-rsid="001be451"/>
    </style:style>
    <style:style style:name="P2" style:family="paragraph" style:parent-style-name="Standard">
      <style:text-properties officeooo:rsid="001d6150" officeooo:paragraph-rsid="001d6150"/>
    </style:style>
    <style:style style:name="P3" style:family="paragraph" style:parent-style-name="Standard">
      <style:text-properties officeooo:rsid="001dcc1d" officeooo:paragraph-rsid="001dcc1d"/>
    </style:style>
    <style:style style:name="P4" style:family="paragraph" style:parent-style-name="Standard">
      <style:text-properties officeooo:rsid="001dcc1d" officeooo:paragraph-rsid="001f339f"/>
    </style:style>
    <style:style style:name="P5" style:family="paragraph" style:parent-style-name="Standard">
      <style:text-properties officeooo:rsid="001f339f" officeooo:paragraph-rsid="001f339f"/>
    </style:style>
    <style:style style:name="P6" style:family="paragraph" style:parent-style-name="Standard">
      <style:text-properties officeooo:rsid="001f913e" officeooo:paragraph-rsid="001f913e"/>
    </style:style>
    <style:style style:name="P7" style:family="paragraph" style:parent-style-name="Standard">
      <style:text-properties officeooo:rsid="00218d97" officeooo:paragraph-rsid="00218d97"/>
    </style:style>
    <style:style style:name="P8" style:family="paragraph" style:parent-style-name="Standard">
      <style:text-properties officeooo:rsid="00228422" officeooo:paragraph-rsid="00228422"/>
    </style:style>
    <style:style style:name="P9" style:family="paragraph" style:parent-style-name="Standard">
      <style:text-properties style:text-underline-style="solid" style:text-underline-width="auto" style:text-underline-color="font-color" officeooo:rsid="00228422" officeooo:paragraph-rsid="00228422"/>
    </style:style>
    <style:style style:name="P10" style:family="paragraph" style:parent-style-name="Standard">
      <style:text-properties style:text-underline-style="solid" style:text-underline-width="auto" style:text-underline-color="font-color" officeooo:rsid="001d6150" officeooo:paragraph-rsid="001d6150"/>
    </style:style>
    <style:style style:name="P11" style:family="paragraph" style:parent-style-name="Standard">
      <style:text-properties style:text-underline-style="solid" style:text-underline-width="auto" style:text-underline-color="font-color" officeooo:rsid="00293219" officeooo:paragraph-rsid="00293219"/>
    </style:style>
    <style:style style:name="P12" style:family="paragraph" style:parent-style-name="Standard">
      <style:text-properties officeooo:rsid="0023f9d9" officeooo:paragraph-rsid="0023f9d9"/>
    </style:style>
    <style:style style:name="P13" style:family="paragraph" style:parent-style-name="Standard">
      <style:text-properties officeooo:rsid="0025bfb0" officeooo:paragraph-rsid="0025bfb0"/>
    </style:style>
    <style:style style:name="P14" style:family="paragraph" style:parent-style-name="Standard">
      <style:text-properties officeooo:rsid="002647c1" officeooo:paragraph-rsid="002647c1"/>
    </style:style>
    <style:style style:name="P15" style:family="paragraph" style:parent-style-name="Standard">
      <style:text-properties officeooo:rsid="00272b0a" officeooo:paragraph-rsid="00272b0a"/>
    </style:style>
    <style:style style:name="P16" style:family="paragraph" style:parent-style-name="Standard">
      <style:text-properties officeooo:rsid="00289b13" officeooo:paragraph-rsid="00289b13"/>
    </style:style>
    <style:style style:name="P17" style:family="paragraph" style:parent-style-name="Standard">
      <style:text-properties officeooo:rsid="00289b13" officeooo:paragraph-rsid="0028ef10"/>
    </style:style>
    <style:style style:name="P18" style:family="paragraph" style:parent-style-name="Standard">
      <style:text-properties officeooo:rsid="00291998" officeooo:paragraph-rsid="00291998"/>
    </style:style>
    <style:style style:name="P19" style:family="paragraph" style:parent-style-name="Standard">
      <style:text-properties officeooo:rsid="00293219" officeooo:paragraph-rsid="00293219"/>
    </style:style>
    <style:style style:name="T1" style:family="text">
      <style:text-properties officeooo:rsid="001f339f"/>
    </style:style>
    <style:style style:name="T2" style:family="text">
      <style:text-properties officeooo:rsid="001f913e"/>
    </style:style>
    <style:style style:name="T3" style:family="text">
      <style:text-properties officeooo:rsid="00228422"/>
    </style:style>
    <style:style style:name="T4" style:family="text">
      <style:text-properties officeooo:rsid="0023f9d9"/>
    </style:style>
    <style:style style:name="T5" style:family="text">
      <style:text-properties officeooo:rsid="0024b4b5"/>
    </style:style>
    <style:style style:name="T6" style:family="text">
      <style:text-properties officeooo:rsid="0028ef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patterns -</text:p>
      <text:p text:style-name="P1">MVC is a type of design pattern – used in all applications -learn from others mistakes and easily communicate with others about a project.</text:p>
      <text:p text:style-name="P1"/>
      <text:p text:style-name="P1">Server.rb – This is like the model.</text:p>
      <text:p text:style-name="P1">22?</text:p>
      <text:p text:style-name="P2">31 – Controller need to be refectored as we did before </text:p>
      <text:p text:style-name="P2"/>
      <text:p text:style-name="P2">To use another class or call another ruby file we use</text:p>
      <text:p text:style-name="P2">require_relative “file name”</text:p>
      <text:p text:style-name="P2">This calls the other file so we can use it e.g. class in calculator</text:p>
      <text:p text:style-name="P2"/>
      <text:p text:style-name="P2">Todo list – Is the model</text:p>
      <text:p text:style-name="P2"/>
      <text:p text:style-name="P3">-models folder as you did with reviews.</text:p>
      <text:p text:style-name="P3">-page56 require_relative <text:s text:c="7"/>-To include a ruby file </text:p>
      <text:p text:style-name="P3">./ <text:s text:c="2"/>- This directory(relative path)</text:p>
      <text:p text:style-name="P3"/>
      <text:p text:style-name="P3"/>
      <text:p text:style-name="P6">LINKED TO 56-61 IN SLIDES OF DAY3/WEEK2</text:p>
      <text:p text:style-name="P4"><text:s/>– 1.<text:span text:style-name="T1">I</text:span>nstanciate- <text:span text:style-name="T1">(see below line two) -</text:span></text:p>
      <text:p text:style-name="P5"/>
      <text:p text:style-name="P5">require_relative “name” <text:s/><text:span text:style-name="T2">PP56</text:span></text:p>
      <text:p text:style-name="P5">josh_todos = TodoList.new <text:s text:c="3"/>-<text:span text:style-name="T2">INSTANCIATE A NEW CLASS FROM THE RUBY FILE(EASY)</text:span></text:p>
      <text:p text:style-name="P4"/>
      <text:p text:style-name="P4">____________________________________________________________above all of slide</text:p>
      <text:p text:style-name="P6">SECTION 1 – SEE SLIDES!!!!</text:p>
      <text:p text:style-name="P6">SERVER.RB</text:p>
      <text:p text:style-name="P6">______________________________________________________________________</text:p>
      <text:p text:style-name="P6">SECION 2 – CALLING SECTION 1</text:p>
      <text:p text:style-name="P5">This is writing the server.rb – This comes after you use the method 60/61</text:p>
      <text:p text:style-name="P5">get '/todos' do</text:p>
      <text:p text:style-name="P5">josh.todos.show_list</text:p>
      <text:p text:style-name="P5">end</text:p>
      <text:p text:style-name="P2"/>
      <text:p text:style-name="P7">Checking user email example.</text:p>
      <text:p text:style-name="P7">-backend/serverside validation – always need this – server because plugins may not be present and it cannot use javascript eg - <text:s/></text:p>
      <text:p text:style-name="P7">-clientside validation – javascript – you can do this were you say you have written too many words</text:p>
      <text:p text:style-name="P7">e.g sinple javascript – shows how many words you have written (can do anything like color as towards end)</text:p>
      <text:p text:style-name="P2"/>
      <text:p text:style-name="P7">databases – always the model</text:p>
      <text:p text:style-name="P7">Different types of architecture – once you know MVC its easy to learn others <text:span text:style-name="T3">architecture</text:span>.</text:p>
      <text:p text:style-name="P7"/>
      <text:p text:style-name="P8">:) –----------Arduino and connect internet via ports!!!!</text:p>
      <text:p text:style-name="P9"/>
      <text:p text:style-name="P9">Sinatra:</text:p>
      <text:p text:style-name="P8">Development mode in sinatra ------------ and production mode</text:p>
      <text:p text:style-name="P8"/>
      <text:p text:style-name="P8"/>
      <text:p text:style-name="P8"/>
      <text:p text:style-name="P8"><text:soft-page-break/>restart the server if you <text:span text:style-name="T4">use classes and want to make use of them </text:span></text:p>
      <text:p text:style-name="P12">'I/'m a tea pot' <text:s/>- backslash not forward <text:span text:style-name="T5">slash</text:span></text:p>
      <text:p text:style-name="P12"/>
      <text:p text:style-name="P13">forcing status codes 418:</text:p>
      <text:p text:style-name="P13">get '/foo' do </text:p>
      <text:p text:style-name="P13"><text:tab/><text:tab/>status(418)</text:p>
      <text:p text:style-name="P13"><text:tab/><text:tab/>"I'm a tea pot"</text:p>
      <text:p text:style-name="P13">end</text:p>
      <text:p text:style-name="P13">Why: This is important if you want to do smething remember the example of chaning the name of his website and google knows that 303, you are chaning your website name</text:p>
      <text:p text:style-name="P13"/>
      <text:p text:style-name="P13">REFER TO SECOND SET OF SLIDES</text:p>
      <text:p text:style-name="P13"/>
      <text:p text:style-name="P14">&lt;h1&gt;About sessions&lt;/h1&gt;</text:p>
      <text:p text:style-name="P14">&lt;p&gt;Now in memory&lt;/p&gt;</text:p>
      <text:p text:style-name="P14">&lt;p&gt;</text:p>
      <text:p text:style-name="P14">&lt;%= session[:saved_value] %&gt;</text:p>
      <text:p text:style-name="P14">&lt;/p&gt;</text:p>
      <text:p text:style-name="P7"/>
      <text:p text:style-name="P7"/>
      <text:p text:style-name="P15">session is not a cookie but they interact with each other!</text:p>
      <text:p text:style-name="P15"/>
      <text:p text:style-name="P16">Log in page with a form</text:p>
      <text:p text:style-name="P16">if you are logged in you see a file 'welcome name' -even if refresh page</text:p>
      <text:p text:style-name="P16">-start with one</text:p>
      <text:p text:style-name="P17">-hash = .map part</text:p>
      <text:p text:style-name="P17"/>
      <text:p text:style-name="P17"/>
      <text:p text:style-name="P17"/>
      <text:p text:style-name="P18">Team task</text:p>
      <text:p text:style-name="P17"><text:span text:style-name="T6">http://rubylearning.com/satishtalim/ruby_regular_expressions.html</text:span> </text:p>
      <text:p text:style-name="P10"/>
      <text:p text:style-name="P11">Accessing the hash which is the session:</text:p>
      <text:p text:style-name="P19">hash – you can use pry to see what is inside the params to see what is inside </text:p>
      <text:p text:style-name="P19">GET method requires you to input a URL into the top-bar so that you can get that erb file</text:p>
      <text:p text:style-name="P19">POST method this allows you to post input to the server </text:p>
      <text:p text:style-name="P19">with the POST its important what the name=??? is in your form as that allows you to to see what the param/session will save as in the hash(refer to pry)</text:p>
      <text:p text:style-name="P1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31:34.773735505</meta:creation-date>
    <dc:date>2016-04-06T17:43:55.799112548</dc:date>
    <meta:editing-duration>PT25M10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60" meta:word-count="456" meta:character-count="2795" meta:non-whitespace-character-count="2356"/>
  </office:meta>
</office:document-meta>
</file>